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4593" officeooo:paragraph-rsid="001e4593"/>
    </style:style>
    <style:style style:name="P2" style:family="paragraph" style:parent-style-name="Standard">
      <style:paragraph-properties fo:text-align="center" style:justify-single-word="false"/>
      <style:text-properties officeooo:rsid="001e4593" officeooo:paragraph-rsid="001e4593"/>
    </style:style>
    <style:style style:name="P3" style:family="paragraph" style:parent-style-name="Standard">
      <style:text-properties fo:font-style="italic" officeooo:rsid="001e4593" officeooo:paragraph-rsid="001e4593" style:font-style-asian="italic" style:font-style-complex="italic"/>
    </style:style>
    <style:style style:name="P4" style:family="paragraph" style:parent-style-name="Standard">
      <style:text-properties officeooo:rsid="0021a34b" officeooo:paragraph-rsid="0021a34b"/>
    </style:style>
    <style:style style:name="P5" style:family="paragraph" style:parent-style-name="Standard">
      <style:text-properties officeooo:paragraph-rsid="0021a34b"/>
    </style:style>
    <style:style style:name="P6" style:family="paragraph" style:parent-style-name="Standard">
      <style:text-properties officeooo:rsid="0023ef6b" officeooo:paragraph-rsid="0021a34b"/>
    </style:style>
    <style:style style:name="P7" style:family="paragraph" style:parent-style-name="Standard">
      <style:text-properties officeooo:rsid="00249124" officeooo:paragraph-rsid="00249124"/>
    </style:style>
    <style:style style:name="P8" style:family="paragraph" style:parent-style-name="Standard">
      <style:text-properties officeooo:rsid="002658d8" officeooo:paragraph-rsid="002658d8"/>
    </style:style>
    <style:style style:name="P9" style:family="paragraph" style:parent-style-name="Standard">
      <style:text-properties officeooo:rsid="0027e438" officeooo:paragraph-rsid="0027e438"/>
    </style:style>
    <style:style style:name="P10" style:family="paragraph" style:parent-style-name="Standard" style:list-style-name="L1">
      <style:text-properties officeooo:rsid="00202b67" officeooo:paragraph-rsid="001e4593"/>
    </style:style>
    <style:style style:name="P11" style:family="paragraph" style:parent-style-name="Standard" style:list-style-name="L1">
      <style:text-properties officeooo:rsid="00202b67" officeooo:paragraph-rsid="00202b67"/>
    </style:style>
    <style:style style:name="P12" style:family="paragraph" style:parent-style-name="Standard" style:list-style-name="L2">
      <style:text-properties officeooo:rsid="0021a34b" officeooo:paragraph-rsid="0021a34b"/>
    </style:style>
    <style:style style:name="P13" style:family="paragraph" style:parent-style-name="Standard" style:list-style-name="L2">
      <style:text-properties officeooo:rsid="0022e645" officeooo:paragraph-rsid="00249124"/>
    </style:style>
    <style:style style:name="P14" style:family="paragraph" style:parent-style-name="Heading_20_3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officeooo:rsid="00202b67"/>
    </style:style>
    <style:style style:name="T4" style:family="text">
      <style:text-properties officeooo:rsid="0021a34b"/>
    </style:style>
    <style:style style:name="T5" style:family="text">
      <style:text-properties officeooo:rsid="00291730"/>
    </style:style>
    <style:style style:name="T6" style:family="text">
      <style:text-properties officeooo:rsid="0029289d"/>
    </style:style>
    <style:style style:name="T7" style:family="text">
      <style:text-properties officeooo:rsid="002ac6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al and Qualitative</text:p>
      <text:p text:style-name="P2">by <text:span text:style-name="T4">Erin Rae McCaffery, </text:span>Sven Nilsen, <text:span text:style-name="T6">2021</text:span></text:p>
      <text:p text:style-name="P1"/>
      <text:p text:style-name="P3">In this paper <text:span text:style-name="T7">we</text:span> introduce terminology for qual and qualitative.</text:p>
      <text:p text:style-name="P1"/>
      <text:p text:style-name="P1">The term “qual” is the analogue for “equal” but for Path Semantical Quality<text:span text:style-name="T2"><text:reference-ref text:reference-format="text" text:ref-name="path semantical quality">[1]</text:reference-ref></text:span>.</text:p>
      <text:p text:style-name="P1"/>
      <text:p text:style-name="P1"><text:tab/>a ~~ b<text:tab/><text:tab/>`a` is qual to `b`</text:p>
      <text:p text:style-name="P1"/>
      <text:p text:style-name="P1">For example:</text:p>
      <text:p text:style-name="P1"/>
      <text:p text:style-name="P1"><text:tab/>“house” in English is qual to “hus” in Norwegian</text:p>
      <text:p text:style-name="P1"/>
      <text:p text:style-name="P1">The in<text:span text:style-name="T4">t</text:span>u<text:span text:style-name="T4">i</text:span>tion is that “house” and “hus” are symbolic distinct, but they mean the same thing.</text:p>
      <text:p text:style-name="P1"/>
      <text:p text:style-name="P1">The term “qualitative” is a classification of languages by the naturality of <text:span text:style-name="T3">quality assumptions.</text:span></text:p>
      <text:p text:style-name="P1"/>
      <text:list xml:id="list3357229945253920943" text:style-name="L1">
        <text:list-item>
          <text:p text:style-name="P10">Is it natural to assume `a ~~ a` directly for some objects but not others?</text:p>
        </text:list-item>
        <text:list-item>
          <text:p text:style-name="P11">Is it natural to lift `a ~~ b` through biconditionals with symbolic distinction in some cases?</text:p>
        </text:list-item>
      </text:list>
      <text:p text:style-name="P1"/>
      <text:p text:style-name="P8">The 1<text:span text:style-name="T2">st</text:span> kind might not be decidable when its naturality is uniform throughout some language.</text:p>
      <text:p text:style-name="P8">The 2<text:span text:style-name="T2">nd</text:span> kind might occur as a rule while not being used in practice within some language.</text:p>
      <text:p text:style-name="P1"/>
      <text:p text:style-name="P8">In biology, cannibalism is when a species eats its own kind,<text:line-break/>while ourobiosis<text:span text:style-name="T2"><text:reference-ref text:reference-format="text" text:ref-name="symbiosis and ourobiosis">[2]</text:reference-ref></text:span> is when two species eat each other.</text:p>
      <text:p text:style-name="P5"/>
      <text:p text:style-name="P4">Biology is qualitative different from natural language by 1) because:</text:p>
      <text:p text:style-name="P4"/>
      <text:list xml:id="list6031350863224666153" text:style-name="L2">
        <text:list-item>
          <text:p text:style-name="P12">Cannibalism can be thought of as directly assuming `a ~~ a` where `a` is some species,<text:line-break/>while cannibalism might not occur in other species.</text:p>
        </text:list-item>
        <text:list-item>
          <text:p text:style-name="P13">It does not make sense to directly assume e.g. `house ~~ house`,</text:p>
          <text:p text:style-name="P13">while not assuming e.g. `dog ~~ dog`.</text:p>
        </text:list-item>
      </text:list>
      <text:p text:style-name="P6"/>
      <text:p text:style-name="P7">In natural language, if one word has self-quality, then all words should have self-quality.</text:p>
      <text:p text:style-name="P7">It is impossible to say whether self-quality is correct or not, but at least it should be consistently used.</text:p>
      <text:p text:style-name="P7"/>
      <text:p text:style-name="P7">However, in biology, cannibalism can occur for one species while not being true for another species.</text:p>
      <text:p text:style-name="P7"/>
      <text:p text:style-name="P9">So, the naturality of assuming quality differs between the two languages.</text:p>
      <text:p text:style-name="P9">Thus, these two languages are qualitatively different, <text:span text:style-name="T5">in path semantical sense</text:span>.</text:p>
      <text:h text:style-name="P14" text:outline-level="3">References:</text:h>
      <text:p text:style-name="P1"/>
      <text:p text:style-name="P1"><text:reference-mark-start text:name="path semantical quality"/>[1]<text:reference-mark-end text:name="path semantical quality"/><text:tab/>“Path Semantical Quality”</text:p>
      <text:p text:style-name="P1"><text:tab/>Sven Nilsen, 2021</text:p>
      <text:p text:style-name="P1"><text:tab/><text:a xlink:type="simple" xlink:href="https://github.com/advancedresearch/path_semantics/blob/master/papers-wip2/path-semantical-quality.pdf" text:style-name="Internet_20_link" text:visited-style-name="Visited_20_Internet_20_Link"><text:span text:style-name="T1">https://github.com/advancedresearch/path_semantics/blob/master/papers-wip2/path-semantical-quality.pdf</text:span></text:a></text:p>
      <text:p text:style-name="P1"/>
      <text:p text:style-name="P1"><text:reference-mark-start text:name="symbiosis and ourobiosis"/>[2]<text:reference-mark-end text:name="symbiosis and ourobiosis"/><text:tab/>“Symbiosis and Ourobiosis”</text:p>
      <text:p text:style-name="P1"><text:tab/>Daniel Fisher, William Alexander Morris, Sven Nilsen, 2021</text:p>
      <text:p text:style-name="P1"><text:tab/><text:a xlink:type="simple" xlink:href="https://github.com/advancedresearch/path_semantics/blob/master/papers-wip2/symbiosis-and-ourobiosis.pdf" text:style-name="Internet_20_link" text:visited-style-name="Visited_20_Internet_20_Link"><text:span text:style-name="T1">https://github.com/advancedresearch/path_semantics/blob/master/papers-wip2/symbiosis-and-ourobiosis.pd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20:28:37.181771000</meta:creation-date>
    <dc:date>2021-10-07T15:35:53.377930000</dc:date>
    <meta:editing-duration>PT10M53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0" meta:word-count="316" meta:character-count="2066" meta:non-whitespace-character-count="1778"/>
  </office:meta>
</office:document-meta>
</file>